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254977"/>
    </style:style>
    <style:style style:name="P2" style:family="paragraph" style:parent-style-name="Standard">
      <style:text-properties officeooo:rsid="0018db82" officeooo:paragraph-rsid="001d3798"/>
    </style:style>
    <style:style style:name="P3" style:family="paragraph" style:parent-style-name="Standard">
      <style:text-properties officeooo:paragraph-rsid="00287419"/>
    </style:style>
    <style:style style:name="T1" style:family="text">
      <style:text-properties officeooo:rsid="0018db82"/>
    </style:style>
    <style:style style:name="T2" style:family="text">
      <style:text-properties officeooo:rsid="001a1934"/>
    </style:style>
    <style:style style:name="T3" style:family="text">
      <style:text-properties officeooo:rsid="002444f5"/>
    </style:style>
    <style:style style:name="T4" style:family="text">
      <style:text-properties officeooo:rsid="0024a41f"/>
    </style:style>
    <style:style style:name="T5" style:family="text">
      <style:text-properties style:font-name="Liberation Serif1" officeooo:rsid="0024a41f"/>
    </style:style>
    <style:style style:name="T6" style:family="text">
      <style:text-properties style:text-position="super 58%" officeooo:rsid="0024a41f" style:font-size-asian="10.5pt"/>
    </style:style>
    <style:style style:name="T7" style:family="text">
      <style:text-properties officeooo:rsid="00287419" fo:background-color="transparent" loext:char-shading-value="0"/>
    </style:style>
    <style:style style:name="T8" style:family="text">
      <style:text-properties officeooo:rsid="00281e42"/>
    </style:style>
    <style:style style:name="T9" style:family="text">
      <style:text-properties officeooo:rsid="00287419"/>
    </style:style>
    <style:style style:name="T10" style:family="text">
      <style:text-properties officeooo:rsid="0030f691"/>
    </style:style>
    <style:style style:name="T11" style:family="text">
      <style:text-properties officeooo:rsid="003225f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ext:span text:style-name="T3">Neutrino energy reconstruction</text:span> is one of the largest sources of uncertainty in modern <text:span text:style-name="T8">neutrino </text:span>oscillation experiments. <text:span text:style-name="T1">Neutrino energy is reconstructed from the final state particles produced by interactions of neutrinos with nuclei in detectors. </text:span><text:span text:style-name="T7">Missed or poorly reconstructed final state particles cause bias in the estimated neutrino energy.</text:span> The <text:span text:style-name="T2">neutrino </text:span>oscillation probability <text:span text:style-name="T9">is a function of </text:span>the energy, <text:span text:style-name="T1">and uncertainty in determining this energy limits the precision of measuring theoretical oscillation parameters. </text:span></text:p>
      <text:p text:style-name="P2"><text:tab/>These <text:span text:style-name="T10">uncertainties</text:span> arise particularly from two sources: Final State Interactions (FSI) and Secondary Interactions (SI). FSI occur while the final state particles traverse the nuclear medium after a neutrino interaction. If a particle experiences FSI, some of its energy will be unable to be detected. SI occur after the final state particles exit the nucleus and interact within the detector medium. This also leads to incorrect energy measurement. Both FSI and SI must be accounted for in simulations for neutrino experiments. These simulations use the probability – also known as the cross section – for the particle to interact with the nucleus as a direct input.</text:p>
      <text:p text:style-name="P1"><text:tab/><text:span text:style-name="T4">Updating these inputs for future oscillation experiments is key to their success. One of these upcoming experiments is the Deep Underground Neutrino Experiment (DUNE). Its detectors – 4 monolithic Liquid Argon detectors – will be the largest of their kind, and require validation and calibration prior to their use. This will be done using ProtoDUNE – a smaller version of the detectors that will sit in a charged particle beam at CERN. One type of particle in the beam will be the positively charged pion. Pions are commonly produced in neutrino-nucleus interactions and are subject to FSI and SI. A measurement of the </text:span><text:span text:style-name="T5">π</text:span><text:span text:style-name="T6">+</text:span><text:span text:style-name="T4">-Argon interaction cross section will provide new data to update and validate FSI and SI models in neutrino interaction simulations for DU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4T08:55:46.683466673</meta:creation-date>
    <dc:date>2017-10-22T14:20:07.382843838</dc:date>
    <meta:editing-duration>PT5H29M55S</meta:editing-duration>
    <meta:editing-cycles>22</meta:editing-cycles>
    <meta:generator>LibreOffice/5.1.6.2$Linux_X86_64 LibreOffice_project/10m0$Build-2</meta:generator>
    <meta:document-statistic meta:table-count="0" meta:image-count="0" meta:object-count="0" meta:page-count="1" meta:paragraph-count="3" meta:word-count="298" meta:character-count="1958" meta:non-whitespace-character-count="1654"/>
  </office:meta>
</office:document-meta>
</file>